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ticulado" style:family="table">
      <style:table-properties style:width="17cm" table:align="margins" style:may-break-between-rows="false"/>
    </style:style>
    <style:style style:name="Articulado.A" style:family="table-column">
      <style:table-column-properties style:column-width="1.799cm" style:rel-column-width="6935*"/>
    </style:style>
    <style:style style:name="Articulado.B" style:family="table-column">
      <style:table-column-properties style:column-width="15.201cm" style:rel-column-width="58600*"/>
    </style:style>
    <style:style style:name="Articulad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-0.508cm" fo:text-indent="0cm" style:auto-text-indent="false"/>
    </style:style>
    <style:style style:name="P2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Nimbus Roman No9 L1" fo:font-size="12pt" fo:font-style="normal" fo:text-shadow="none" style:text-underline-style="none" fo:font-weight="normal" style:font-size-asian="12pt" style:font-style-asian="normal" style:font-weight-asian="normal" style:font-name-complex="Nimbus Roman No9 L1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o_20_normas">
      <style:paragraph-properties fo:margin-left="0cm" fo:margin-right="0cm" fo:text-indent="0cm" style:auto-text-indent="false"/>
    </style:style>
    <style:style style:name="P6" style:family="paragraph" style:parent-style-name="Descripción_20_Sintética" style:master-page-name="">
      <style:paragraph-properties loext:contextual-spacing="false" fo:margin-left="5.399cm" fo:margin-right="0cm" fo:margin-top="0cm" fo:margin-bottom="1cm" fo:text-align="justify" style:justify-single-word="false" fo:text-indent="-5.399cm" style:auto-text-indent="false" style:page-number="auto" fo:background-color="transparent">
        <style:tab-stops>
          <style:tab-stop style:position="-0.196cm"/>
          <style:tab-stop style:position="6.001cm"/>
        </style:tab-stops>
        <style:background-image/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general">RESOLUCIÓN N.º 594-CM-19</text:p>
      <text:p text:style-name="P6">DESCRIPCIÓN SINTÉTICA: SE OTORGA PREMIO AL MÉRITO ARTÍSTICO Y CULTURAL A LUCIANO NICOLÁS MAYORGA</text:p>
      <text:p text:style-name="Títulos_20_normas">ANTECEDENTES</text:p>
      <text:p text:style-name="Texto_20_normas">Carta Orgánica Municipal.</text:p>
      <text:p text:style-name="Texto_20_normas">Ordenanza 1349-CM-03: Instituir en San Carlos de Bariloche tipo y modalidad de distinciones, su registro y archivo.</text:p>
      <text:p text:style-name="Texto_20_normas"/>
      <text:p text:style-name="Títulos_20_normas">FUNDAMENTOS</text:p>
      <text:p text:style-name="Texto_20_normas">Luciano Nicolás Mayorga es un reconocido cantautor barilochense. Forjó una trayectoria que se impone en cada show donde se presenta a cantar.</text:p>
      <text:p text:style-name="Texto_20_normas">Comenzó de pequeño como bailarín de folclore de la mano del músico y compositor, Sergio Coronel. Pasado los años, ya en la adolescencia, comenzó a cantar folclore, y rápidamente formó Dúo Vestigio junto a su profesor, y recorrieron algunos escenarios de la Línea Sur, tales como Comallo, Pilcaniyeu y Jacobacci.</text:p>
      <text:p text:style-name="Texto_20_normas">Con el apoyo de su familia y amigos, las tocadas empezaron a ser más frecuentes y se pudieron expandir hasta el Norte, Santiago del Estero y sus fiestas folclóricas Allí conocieron al artista, cantante, autor y compositor argentino, Cuti Carabajal, quien apadrinó a Dúo Vestigio en su trayecto musical.</text:p>
      <text:p text:style-name="Texto_20_normas">Posteriormente Luciano llegó a Salta, desde donde cruzó a la República de Chile ampliando su grupo musical junto a cuatro artistas más, cambiando su nombre anterior a Grupo Vestigio. Gracias a esta composición tuvo la oportunidad de competir en el escenario mayor de Cosquín en 2012.</text:p>
      <text:p text:style-name="Texto_20_normas"/>
      <text:p text:style-name="Texto_20_normas"/>
      <text:p text:style-name="Texto_20_normas"><text:soft-page-break/>Tres años luego de su comienzo como cantante, tras cerrar una gran etapa con Vestigio, formó un nuevo grupo llamado Sortilegio, esta vez con la presencia del cantante y guitarrista, Carlos Andrade. Un año más tarde, encontró la posibilidad de viajar a Buenos Aires a estudiar en una reconocida academia actuación e interpretación, entre otras áreas.</text:p>
      <text:p text:style-name="Texto_20_normas">A los 22 años lo llamaron de Canal 13, para participar de una competencia con el fin de homenajear al reconocido autor y cantante, Luciano Pereyra, donde 36 artistas disputaron del certamen. Tras llegar a la final, se hizo acreedor del premio mayor.</text:p>
      <text:p text:style-name="Texto_20_normas">Luego de haber vivido esa gran experiencia, y de haber pasado por la exposición televisiva, muchas personas empezaron a seguirlo, al punto que llevó a Luciano a dejar su trabajo de ese momento y dedicarse de lleno a la música hasta el día de hoy.</text:p>
      <text:p text:style-name="Texto_20_normas">El año pasado, comenzó a componer y a grabar su primer material discográfico con canciones de su autoría y <text:span text:style-name="T3">covers</text:span> reversionados. El mismo fue presentado en la calle Corrientes habiendo concurrido un gran número de espectadores. El nombre del disco es “Complicidad”.</text:p>
      <text:p text:style-name="Texto_20_normas">Actualmente, se encuentra recorriendo las provincias de nuestro país, con la misma fe y convicción con la cual empezó este gran sueño que poco a poco va dejando su sello en toda la nación argentina.</text:p>
      <text:p text:style-name="Texto_20_normas">Por todo lo expuesto, por su esfuerzo y dedicación para formarse, cantar y nunca dejar de crecer hasta cumplir su sueño y poder dedicarse a aquello que eligió de niño y que hoy sigue amando, es que proponemos otorgarle el premio al mérito artístico y cultural a Luciano Nicolás Mayorga.</text:p>
      <text:p text:style-name="Texto_20_normas"/>
      <text:p text:style-name="Autores">AUTORES: Concejales Cristina Painefil, Diego Benítez, Viviana Gelain, Carlos Sánchez y Puente y Claudia Contreras (JSB).</text:p>
      <text:p text:style-name="Colaboradores">COLABORADOR: Leandro Díaz.</text:p>
      <text:p text:style-name="Leyenda_20_aprobación"/>
      <text:p text:style-name="Leyenda_20_aprobación"/>
      <text:p text:style-name="Leyenda_20_aprobación"><text:soft-page-break/>El proyecto original N.º 1189/19 fue aprobado en la sesión del día 25 de abril de 2019, según consta en el Acta N.º 1112/19. Por ello, en ejercicio de las atribuciones que le otorga el Art. 38 de la Carta Orgánica Municipal,</text:p>
      <text:p text:style-name="Leyenda_20_sanción">EL CONCEJO MUNICIPAL DE SAN CARLOS DE BARILOCHE SANCIONA CON CARÁCTER DE </text:p>
      <text:p text:style-name="Leyenda_20_sanción">RESOLUCIÓN</text:p>
      <text:p text:style-name="Leyenda_20_sanción"/>
      <table:table table:name="Articulado" table:style-name="Articulado">
        <table:table-column table:style-name="Articulado.A"/>
        <table:table-column table:style-name="Articulado.B"/>
        <table:table-row>
          <table:table-cell table:style-name="Articulado.A1" office:value-type="string">
            <text:p text:style-name="P4">Art. 1°)</text:p>
          </table:table-cell>
          <table:table-cell table:style-name="Articulado.A1" office:value-type="string">
            <text:p text:style-name="Texto_20_articulado">Se otorga el Premio al Mérito artístico y cultural a Luciano Nicolás Mayorga, en los términos del artículo 6º de la ordenanza 1349-CM-03, por su esfuerzo y dedicación para formarse, cantar y nunca dejar de crecer hasta cumplir su sueño de convertirse en músico.</text:p>
          </table:table-cell>
        </table:table-row>
        <table:table-row>
          <table:table-cell table:style-name="Articulado.A1" office:value-type="string">
            <text:p text:style-name="P4">Art. 2°)</text:p>
          </table:table-cell>
          <table:table-cell table:style-name="Articulado.A1" office:value-type="string">
            <text:p text:style-name="Texto_20_articulado">A efectos de dar cumplimiento a la presente, el Concejo Municipal entregará una distinción a Luciano Nicolás Mayorga.</text:p>
          </table:table-cell>
        </table:table-row>
        <table:table-row>
          <table:table-cell table:style-name="Articulado.A1" office:value-type="string">
            <text:p text:style-name="P4">Art. 3°)</text:p>
          </table:table-cell>
          <table:table-cell table:style-name="Articulado.A1" office:value-type="string">
            <text:p text:style-name="Texto_20_articulado">Comuníquese. Publíquese en el Boletín Oficial. Cumplido, archívese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/>
    </style:style>
    <style:style style:name="Heading" style:family="paragraph" style:parent-style-name="Normas" style:class="text">
      <style:paragraph-properties fo:text-align="center" style:justify-single-word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s" style:family="paragraph">
      <style:text-properties style:font-name="Nimbus Roman No9 L"/>
    </style:style>
    <style:style style:name="Título_20_general" style:display-name="Título general" style:family="paragraph" style:parent-style-name="Normas" style:master-page-name="">
      <style:paragraph-properties loext:contextual-spacing="false" fo:margin-top="0cm" fo:margin-bottom="1cm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ipción_20_Sintética" style:display-name="Descripción Sintética" style:family="paragraph" style:parent-style-name="Normas" style:master-page-name="">
      <style:paragraph-properties loext:contextual-spacing="false" fo:margin="100%" fo:margin-left="5.6cm" fo:margin-right="0cm" fo:margin-top="0cm" fo:margin-bottom="1cm" fo:text-align="justify" style:justify-single-word="false" fo:text-indent="-5.6cm" style:auto-text-indent="false" style:page-number="auto">
        <style:tab-stops>
          <style:tab-stop style:position="6.001cm"/>
        </style:tab-stops>
      </style:paragraph-properties>
    </style:style>
    <style:style style:name="Texto_20_normas" style:display-name="Texto normas" style:family="paragraph" style:parent-style-name="Normas" style:auto-update="true" style:master-page-name="">
      <style:paragraph-properties loext:contextual-spacing="false" fo:margin="100%" fo:margin-left="0cm" fo:margin-right="0cm" fo:margin-top="0cm" fo:margin-bottom="0.499cm" fo:text-align="justify" style:justify-single-word="false" fo:orphans="3" fo:widows="3" fo:text-indent="0.499cm" style:auto-text-indent="false" style:page-number="auto" fo:keep-with-next="auto"/>
    </style:style>
    <style:style style:name="Títulos_20_normas" style:display-name="Títulos normas" style:family="paragraph" style:parent-style-name="Normas" style:next-style-name="Texto_20_normas" style:master-page-name="">
      <style:paragraph-properties loext:contextual-spacing="false" fo:margin-top="0cm" fo:margin-bottom="0.499cm" style:page-number="auto"/>
    </style:style>
    <style:style style:name="Autores" style:family="paragraph" style:parent-style-name="Normas">
      <style:paragraph-properties loext:contextual-spacing="false" fo:margin="100%" fo:margin-left="2.3cm" fo:margin-right="0cm" fo:margin-top="0cm" fo:margin-bottom="0.499cm" fo:text-align="justify" style:justify-single-word="false" fo:text-indent="-2.3cm" style:auto-text-indent="false">
        <style:tab-stops/>
      </style:paragraph-properties>
    </style:style>
    <style:style style:name="Colaboradores" style:family="paragraph" style:parent-style-name="Normas" style:master-page-name="">
      <style:paragraph-properties loext:contextual-spacing="false" fo:margin="100%" fo:margin-left="4.001cm" fo:margin-right="0cm" fo:margin-top="0cm" fo:margin-bottom="0.499cm" fo:text-align="justify" style:justify-single-word="false" fo:text-indent="-4.001cm" style:auto-text-indent="false" style:page-number="auto">
        <style:tab-stops/>
      </style:paragraph-properties>
    </style:style>
    <style:style style:name="Leyenda_20_sanción" style:display-name="Leyenda sanción" style:family="paragraph" style:parent-style-name="Normas" style:master-page-name="">
      <style:paragraph-properties loext:contextual-spacing="false" fo:margin="100%" fo:margin-left="2cm" fo:margin-right="2cm" fo:margin-top="0cm" fo:margin-bottom="0.3cm" fo:text-align="center" style:justify-single-word="false" fo:text-indent="0cm" style:auto-text-indent="false" style:page-number="auto"/>
    </style:style>
    <style:style style:name="Leyenda_20_aprobación" style:display-name="Leyenda aprobación" style:family="paragraph" style:parent-style-name="Normas">
      <style:paragraph-properties loext:contextual-spacing="false" fo:margin-top="1cm" fo:margin-bottom="1cm" fo:text-align="center" style:justify-single-word="false"/>
    </style:style>
    <style:style style:name="Texto_20_articulado" style:display-name="Texto articulado" style:family="paragraph" style:parent-style-name="Normas" style:master-page-name="">
      <style:paragraph-properties loext:contextual-spacing="false" fo:margin-top="0cm" fo:margin-bottom="0.499cm" fo:text-align="justify" style:justify-single-word="false" style:page-number="auto" fo:background-color="transparent">
        <style:background-image/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295cm" fo:break-before="page" table:align="left" style:writing-mode="lr-tb"/>
    </style:style>
    <style:style style:name="Tabla2.A" style:family="table-column">
      <style:table-column-properties style:column-width="5.63cm"/>
    </style:style>
    <style:style style:name="Tabla2.B" style:family="table-column">
      <style:table-column-properties style:column-width="4.974cm"/>
    </style:style>
    <style:style style:name="Tabla2.C" style:family="table-column">
      <style:table-column-properties style:column-width="5.69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MP2" style:family="paragraph" style:parent-style-name="Standard">
      <style:paragraph-properties fo:margin-left="0cm" fo:margin-right="-0.508cm" fo:text-indent="0cm" style:auto-text-indent="false"/>
    </style:style>
    <style:style style:name="M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Heading">DCLE</text:p>
            </table:table-cell>
            <table:table-cell table:style-name="Tabla2.A1" office:value-type="string">
              <text:p text:style-name="Heading">RESOLUCIÓN</text:p>
            </table:table-cell>
            <table:table-cell table:style-name="Tabla2.C1" office:value-type="string">
              <text:p text:style-name="MP1"/>
              <text:p text:style-name="MP2"><draw:frame draw:style-name="Mfr1" draw:name="Imagen1" text:anchor-type="char" svg:y="-0.146cm" svg:width="4.355cm" svg:height="1.326cm" draw:z-index="2"><draw:image xlink:href="Pictures/10000000000000F1000000587432C3F9.jpg" xlink:type="simple" xlink:show="embed" xlink:actuate="onLoad"/></draw:frame></text:p>
              <text:p text:style-name="MP2"/>
              <text:p text:style-name="MP2"/>
              <text:p text:style-name="MP3"/>
              <text:p text:style-name="Heading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46:04.994566723</meta:creation-date>
    <meta:generator>LibreOffice/3.5$Linux_X86_64 LibreOffice_project/350m1$Build-2</meta:generator>
    <meta:editing-duration>PT13M3S</meta:editing-duration>
    <meta:editing-cycles>9</meta:editing-cycles>
    <meta:initial-creator>Joaquín Pino Suarez</meta:initial-creator>
    <dc:date>2019-04-26T12:41:17</dc:date>
    <dc:creator>Comisiones </dc:creator>
    <meta:document-statistic meta:table-count="2" meta:image-count="1" meta:object-count="0" meta:page-count="3" meta:paragraph-count="30" meta:word-count="640" meta:character-count="3914" meta:non-whitespace-character-count="3303"/>
  </office:meta>
</office:document-meta>
</file>